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Header">
      <style:paragraph-properties fo:margin-left="0cm" fo:margin-right="0.635cm" fo:text-align="end" style:justify-single-word="false" fo:text-indent="0cm" style:auto-text-indent="false"/>
    </style:style>
    <style:style style:name="P3" style:family="paragraph" style:parent-style-name="Header">
      <style:paragraph-properties fo:text-align="end" style:justify-single-word="false"/>
    </style:style>
    <style:style style:name="P4" style:family="paragraph" style:parent-style-name="Standard">
      <style:text-properties style:font-name="Courier New" style:font-name-complex="Courier New"/>
    </style:style>
    <style:style style:name="P5" style:family="paragraph" style:parent-style-name="Standard">
      <style:paragraph-properties fo:text-align="center" style:justify-single-word="false"/>
      <style:text-properties style:font-name="Courier New" style:font-name-complex="Courier New"/>
    </style:style>
    <style:style style:name="P6" style:family="paragraph" style:parent-style-name="Standard">
      <style:paragraph-properties fo:text-align="center" style:justify-single-word="false"/>
      <style:text-properties style:font-name="Courier New" fo:font-style="italic" fo:font-weight="bold" style:font-style-asian="italic" style:font-weight-asian="bold" style:font-name-complex="Courier New" style:font-style-complex="italic" style:font-weight-complex="bold"/>
    </style:style>
    <style:style style:name="P7" style:family="paragraph" style:parent-style-name="Standard">
      <style:text-properties style:font-name="Courier New" style:font-name-asian="Courier New" style:font-name-complex="Courier New"/>
    </style:style>
    <style:style style:name="P8" style:family="paragraph" style:parent-style-name="Standard">
      <style:text-properties style:font-name="Courier New" fo:font-weight="bold" style:font-weight-asian="bold" style:font-name-complex="Courier New" style:font-weight-complex="bold"/>
    </style:style>
    <style:style style:name="P9" style:family="paragraph" style:parent-style-name="Standard">
      <style:paragraph-properties fo:text-align="center" style:justify-single-word="false"/>
      <style:text-properties style:font-name="Courier New" fo:font-weight="bold" style:font-weight-asian="bold" style:font-name-complex="Courier New"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text-properties style:font-name="Courier New" style:font-name-complex="Courier New"/>
    </style:style>
    <style:style style:name="P12" style:family="paragraph" style:parent-style-name="Standard">
      <style:paragraph-properties fo:break-before="page"/>
      <style:text-properties style:font-name="Courier New" fo:font-weight="bold" style:font-weight-asian="bold" style:font-name-complex="Courier New" style:font-weight-complex="bold"/>
    </style:style>
    <style:style style:name="P13" style:family="paragraph" style:parent-style-name="Standard">
      <style:paragraph-properties fo:margin-left="0.635cm" fo:margin-right="0cm" fo:text-indent="0cm" style:auto-text-indent="false"/>
    </style:style>
    <style:style style:name="P14" style:family="paragraph" style:parent-style-name="Standard">
      <style:paragraph-properties fo:margin-left="0.635cm" fo:margin-right="0cm" fo:text-indent="0cm" style:auto-text-indent="false"/>
      <style:text-properties style:font-name="Courier New" style:font-name-complex="Courier New"/>
    </style:style>
    <style:style style:name="P15" style:family="paragraph" style:parent-style-name="Standard">
      <style:paragraph-properties fo:margin-left="3.75cm" fo:margin-right="0cm" fo:text-indent="0cm" style:auto-text-indent="false"/>
      <style:text-properties style:font-name="Courier New" style:font-name-complex="Courier New"/>
    </style:style>
    <style:style style:name="P16" style:family="paragraph" style:parent-style-name="Quotations">
      <style:text-properties style:font-name-asian="Courier New"/>
    </style:style>
    <style:style style:name="P17" style:family="paragraph" style:parent-style-name="Quotations">
      <style:paragraph-properties fo:margin-left="3.251cm" fo:margin-right="3.251cm" fo:text-indent="0cm" style:auto-text-indent="false"/>
    </style:style>
    <style:style style:name="P18" style:family="paragraph" style:parent-style-name="Quotations">
      <style:paragraph-properties fo:margin-left="3.251cm" fo:margin-right="3.251cm" fo:text-align="center" style:justify-single-word="false" fo:text-indent="0cm" style:auto-text-indent="false"/>
    </style:style>
    <style:style style:name="P19" style:family="paragraph" style:parent-style-name="Quotations">
      <style:paragraph-properties fo:margin-left="3.251cm" fo:margin-right="3.251cm" fo:text-align="center" style:justify-single-word="false" fo:text-indent="0cm" style:auto-text-indent="false" fo:break-before="page"/>
    </style:style>
    <style:style style:name="P20" style:family="paragraph" style:parent-style-name="Quotations">
      <style:paragraph-properties fo:margin-left="8.251cm" fo:margin-right="0cm" fo:text-indent="0cm" style:auto-text-indent="false"/>
    </style:style>
    <style:style style:name="P21" style:family="paragraph" style:parent-style-name="Quotations">
      <style:paragraph-properties fo:margin-left="6.75cm" fo:margin-right="0cm" fo:text-indent="0cm" style:auto-text-indent="false"/>
    </style:style>
    <style:style style:name="P22" style:family="paragraph" style:parent-style-name="Quotations">
      <style:paragraph-properties fo:margin-left="5.502cm" fo:margin-right="4.501cm" fo:text-indent="0cm" style:auto-text-indent="false"/>
    </style:style>
    <style:style style:name="P23" style:family="paragraph" style:parent-style-name="Quotations">
      <style:paragraph-properties fo:margin-left="0cm" fo:margin-right="3.75cm" fo:text-indent="0cm" style:auto-text-indent="false"/>
    </style:style>
    <style:style style:name="P24" style:family="paragraph" style:parent-style-name="Quotations">
      <style:paragraph-properties fo:margin-left="0cm" fo:margin-right="0cm" fo:text-indent="0cm" style:auto-text-indent="false"/>
    </style:style>
    <style:style style:name="P25" style:family="paragraph" style:parent-style-name="Quotations">
      <style:paragraph-properties fo:margin-left="0cm" fo:margin-right="0cm" fo:text-align="center" style:justify-single-word="false" fo:text-indent="0cm" style:auto-text-indent="false"/>
    </style:style>
    <style:style style:name="P26" style:family="paragraph" style:parent-style-name="Quotations">
      <style:paragraph-properties fo:margin-left="0cm" fo:margin-right="0cm" fo:text-indent="0cm" style:auto-text-indent="false"/>
      <style:text-properties fo:font-weight="bold" style:font-weight-asian="bold" style:font-weight-complex="bold"/>
    </style:style>
    <style:style style:name="P27" style:family="paragraph" style:parent-style-name="Quotations">
      <style:paragraph-properties fo:margin-left="0cm" fo:margin-right="0cm" fo:text-indent="0cm" style:auto-text-indent="false" fo:break-before="page"/>
    </style:style>
    <style:style style:name="P28" style:family="paragraph" style:parent-style-name="Quotations">
      <style:paragraph-properties fo:margin-left="3.75cm" fo:margin-right="4.501cm" fo:text-indent="0cm" style:auto-text-indent="false"/>
    </style:style>
    <style:style style:name="P29" style:family="paragraph" style:parent-style-name="Quotations">
      <style:paragraph-properties fo:margin-left="0cm" fo:margin-right="4.501cm" fo:text-indent="0cm" style:auto-text-indent="false"/>
    </style:style>
    <style:style style:name="P30" style:family="paragraph" style:parent-style-name="h">
      <style:paragraph-properties fo:margin-top="0cm" fo:margin-bottom="0cm" fo:text-align="start" style:justify-single-word="false"/>
      <style:text-properties style:font-name="Courier New" fo:font-size="12pt" style:font-size-asian="12pt" style:font-name-complex="Courier New"/>
    </style:style>
    <style:style style:name="P31" style:family="paragraph" style:parent-style-name="h">
      <style:paragraph-properties fo:margin-top="0cm" fo:margin-bottom="0cm" fo:text-align="start" style:justify-single-word="false"/>
      <style:text-properties fo:color="#000000" style:font-name="Courier New" fo:font-size="12pt" style:font-name-asian="Times New Roman" style:font-size-asian="12pt" style:font-name-complex="Courier New" style:font-size-complex="12pt"/>
    </style:style>
    <style:style style:name="P32" style:family="paragraph" style:parent-style-name="Text_20_body" style:master-page-name="First_20_Page">
      <style:paragraph-properties style:page-number="auto"/>
    </style:style>
    <style:style style:name="P33" style:family="paragraph" style:parent-style-name="Standard">
      <style:text-properties style:font-name="Courier New" style:font-name-complex="Courier New"/>
    </style:style>
    <style:style style:name="P34" style:family="paragraph" style:parent-style-name="Standard" style:list-style-name="WW8Num14">
      <style:text-properties style:font-name="Courier New" style:font-name-complex="Courier New"/>
    </style:style>
    <style:style style:name="P35" style:family="paragraph" style:parent-style-name="Standard" style:list-style-name="WW8Num10">
      <style:text-properties style:font-name="Courier New" style:font-name-complex="Courier New"/>
    </style:style>
    <style:style style:name="P36" style:family="paragraph" style:parent-style-name="Standard" style:list-style-name="WW8Num16">
      <style:text-properties style:font-name="Courier New" style:font-name-complex="Courier New"/>
    </style:style>
    <style:style style:name="P37" style:family="paragraph" style:parent-style-name="Standard" style:list-style-name="WW8Num23">
      <style:text-properties style:font-name="Courier New" style:font-name-complex="Courier New"/>
    </style:style>
    <style:style style:name="P38" style:family="paragraph" style:parent-style-name="Standard" style:list-style-name="WW8Num31">
      <style:text-properties style:font-name="Courier New" style:font-name-complex="Courier New"/>
    </style:style>
    <style:style style:name="P39" style:family="paragraph" style:parent-style-name="Standard" style:list-style-name="WW8Num9">
      <style:text-properties style:font-name="Courier New" style:font-name-complex="Courier New"/>
    </style:style>
    <style:style style:name="P40" style:family="paragraph" style:parent-style-name="Standard" style:list-style-name="WW8Num38">
      <style:text-properties style:font-name="Courier New" style:font-name-complex="Courier New"/>
    </style:style>
    <style:style style:name="P41" style:family="paragraph" style:parent-style-name="Standard" style:list-style-name="WW8Num34">
      <style:text-properties style:font-name="Courier New" style:font-name-complex="Courier New"/>
    </style:style>
    <style:style style:name="P42" style:family="paragraph" style:parent-style-name="Standard" style:list-style-name="WW8Num17">
      <style:text-properties style:font-name="Courier New" style:font-name-complex="Courier New"/>
    </style:style>
    <style:style style:name="P43" style:family="paragraph" style:parent-style-name="Standard" style:list-style-name="WW8Num3">
      <style:text-properties style:font-name="Courier New" style:font-name-complex="Courier New"/>
    </style:style>
    <style:style style:name="P44" style:family="paragraph" style:parent-style-name="Standard" style:list-style-name="WW8Num2">
      <style:text-properties style:font-name="Courier New" style:font-name-complex="Courier New"/>
    </style:style>
    <style:style style:name="P45" style:family="paragraph" style:parent-style-name="Standard" style:list-style-name="WW8Num11">
      <style:text-properties style:font-name="Courier New" style:font-name-complex="Courier New"/>
    </style:style>
    <style:style style:name="P46" style:family="paragraph" style:parent-style-name="Standard" style:list-style-name="WW8Num10">
      <style:text-properties style:font-name="Courier New" style:letter-kerning="true" style:font-name-complex="Courier New"/>
    </style:style>
    <style:style style:name="P47" style:family="paragraph" style:parent-style-name="Standard" style:list-style-name="WW8Num9">
      <style:text-properties style:font-name="Courier New" fo:language="en" fo:country="US" style:font-name-complex="Courier New"/>
    </style:style>
    <style:style style:name="P48" style:family="paragraph" style:parent-style-name="Standard" style:list-style-name="WW8Num38"/>
    <style:style style:name="P49" style:family="paragraph" style:parent-style-name="Heading_20_1">
      <style:text-properties fo:font-weight="normal" style:font-weight-asian="normal" style:font-weight-complex="normal"/>
    </style:style>
    <style:style style:name="P50" style:family="paragraph" style:parent-style-name="Heading_20_1">
      <style:text-properties style:font-name="Courier New" style:font-name-complex="Courier New"/>
    </style:style>
    <style:style style:name="P51" style:family="paragraph" style:parent-style-name="Heading_20_1">
      <style:paragraph-properties fo:break-before="page"/>
    </style:style>
    <style:style style:name="P52" style:family="paragraph" style:parent-style-name="Heading_20_1">
      <style:paragraph-properties fo:text-align="end" style:justify-single-word="false" fo:break-before="page"/>
    </style:style>
    <style:style style:name="P53" style:family="paragraph" style:parent-style-name="Heading_20_2">
      <style:text-properties fo:font-weight="normal" style:font-weight-asian="normal" style:font-weight-complex="normal"/>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fo:font-weight="normal" style:font-weight-asian="normal" style:font-weight-complex="normal"/>
    </style:style>
    <style:style style:name="P56" style:family="paragraph" style:parent-style-name="Heading_20_2">
      <style:paragraph-properties fo:margin-left="1.016cm" fo:margin-right="0cm" fo:text-indent="0.023cm" style:auto-text-indent="false"/>
    </style:style>
    <style:style style:name="P57" style:family="paragraph" style:parent-style-name="Quotations">
      <style:paragraph-properties fo:margin-left="0cm" fo:margin-right="0cm" fo:text-indent="0cm" style:auto-text-indent="false"/>
      <style:text-properties style:font-name="Courier New" style:font-name-complex="Courier New"/>
    </style:style>
    <style:style style:name="P58" style:family="paragraph" style:parent-style-name="Quotations">
      <style:paragraph-properties fo:margin-left="0cm" fo:margin-right="0cm" fo:text-indent="0cm" style:auto-text-indent="false"/>
      <style:text-properties fo:color="#000000" style:font-name="Courier New" fo:font-size="12pt" style:font-name-asian="Courier New" style:font-size-asian="12pt" style:font-name-complex="Courier New" style:font-size-complex="12pt"/>
    </style:style>
    <style:style style:name="T1" style:family="text">
      <style:text-properties fo:language="en" fo:country="US"/>
    </style:style>
    <style:style style:name="T2" style:family="text">
      <style:text-properties style:font-name="Courier New" style:font-name-complex="Courier New"/>
    </style:style>
    <style:style style:name="T3" style:family="text">
      <style:text-properties style:font-name="Courier New" fo:language="en" fo:country="US" style:font-name-complex="Courier New"/>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asian="Courier New"/>
    </style:style>
    <style:style style:name="T9" style:family="text">
      <style:text-properties fo:color="#000000" style:font-name-asian="Times New Roman" style:font-size-complex="12pt"/>
    </style:style>
    <style:style style:name="T10" style:family="text"/>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Ref90119061"/>Общие сведения:</text:p>
      <text:list xml:id="list565316662" text:style-name="WW8Num14">
        <text:list-item>
          <text:p text:style-name="P34">Номер страницы должен находиться в правом верхнем углу в 1,25 см от верхнего края. Нумерация начинается с первой страницы текста сценария, а не с титульного листа.</text:p>
        </text:list-item>
      </text:list>
      <text:p text:style-name="P4"/>
      <text:h text:style-name="Heading_20_1" text:outline-level="1"><text:bookmark-start text:name="__RefHeading__28_96932691"/><text:bookmark-start text:name="_Ref90119108"/><text:bookmark-start text:name="_Ref90119116"/><text:bookmark-start text:name="_Ref90119117"/>Краткая инструкция по форматированию<text:bookmark-end text:name="_Ref90119108"/><text:bookmark-end text:name="_Ref90119116"/><text:bookmark-end text:name="_Ref90119117"/> (полная в приложении)<text:bookmark-end text:name="__RefHeading__28_96932691"/></text:h>
      <text:list xml:id="list2012069916" text:style-name="WW8Num10">
        <text:list-item>
          <text:p text:style-name="P35">Шрифт<text:span text:style-name="T1">: Courier New </text:span></text:p>
        </text:list-item>
        <text:list-item>
          <text:p text:style-name="P46">Размер<text:span text:style-name="T1"> </text:span>шрифта<text:span text:style-name="T1">: 12</text:span></text:p>
        </text:list-item>
        <text:list-item>
          <text:p text:style-name="P35">Выравнивание: по левому краю</text:p>
        </text:list-item>
        <text:list-item>
          <text:p text:style-name="P35"><text:span text:style-name="T4">Жирный шрифт</text:span>, <text:span text:style-name="T5">шрифт курсивом</text:span> и <text:span text:style-name="T6">шрифт с подчеркиванием</text:span> НИКОГДА не используются (даже если это ремарка, даже если это чтобы выделить какую-то важную мелочь, даже если это просто ну очень-очень хочется – все равно НИКОГДА)!</text:p>
        </text:list-item>
        <text:list-item>
          <text:p text:style-name="P35">Поля страницы: Верхнее – 2,5 см, Нижнее – 1,25 см, Левое – 3,75 см, Правое – 2,5 см. Остальное без изменений. </text:p>
        </text:list-item>
        <text:list-item>
          <text:p text:style-name="P35">Параметр «Абзац» блока «Имя героя»: Слева – 6,75 см, Остальное без изменений.</text:p>
        </text:list-item>
        <text:list-item>
          <text:p text:style-name="P35">Параметр «Абзац» блока «Реплика героя»: Слева – 3,75 см, Справа – 3,75 см, Остальное без изменений.</text:p>
        </text:list-item>
        <text:list-item>
          <text:p text:style-name="P35">Параметр «Абзац» блока «Ремарка»: Слева – 5,5 см, Справа – 4,5 см, Остальное без изменений.</text:p>
        </text:list-item>
      </text:list>
      <text:p text:style-name="P11"/>
      <text:h text:style-name="Heading_20_1" text:outline-level="1"><text:bookmark-start text:name="_ШАБЛОН_РАЗМЕТКИ"/><text:bookmark-start text:name="_Ref90119104"/><text:bookmark-start text:name="__RefHeading__30_96932691"/>ШАБЛОН РАЗМЕТКИ<text:bookmark-end text:name="_Ref90119104"/><text:bookmark-end text:name="__RefHeading__30_96932691"/></text:h>
      <text:p text:style-name="P4">=================================</text:p>
      <text:p text:style-name="P4"/>
      <text:p text:style-name="P4">БЛОК ВРЕМЯ И МЕСТО ДЕЙСТВИЯ</text:p>
      <text:p text:style-name="P14"/>
      <text:p text:style-name="P4">Блок описание действия.</text:p>
      <text:p text:style-name="P4"/>
      <text:p text:style-name="P21">БЛОК ИМЯ ГЕРОЯ</text:p>
      <text:p text:style-name="P22">(Блок ремарка)</text:p>
      <text:p text:style-name="Quotations">Блок реплика героя.</text:p>
      <text:p text:style-name="P4"/>
      <text:p text:style-name="P4">=================================</text:p>
      <text:p text:style-name="P4">КОНЕЦ ШАБЛОНА</text:p>
      <text:p text:style-name="P4"/>
      <text:h text:style-name="Heading_20_1" text:outline-level="1"><text:bookmark-start text:name="__RefHeading__32_96932691"/>Правило нижней границы страницы<text:bookmark-end text:name="__RefHeading__32_96932691"/></text:h>
      <text:p text:style-name="P4"/>
      <text:p text:style-name="P4">Нижнюю границу страницы мы установили в 1,25 см (0,5 дюйма). То есть ниже этого предела текст заканчиваться не может. Но он может заканчиваться выше этого предела. Не произойдет ничего страшного, если текст сценария оборвется в 2,5 см от нижнего края страницы, или в 3,2 см от нижнего края страницы, или даже 3,75 см. Короче говоря, по стандартам, нижняя граница страницы – не твёрдая, а ПЛАВАЮЩАЯ и лежит в диапазоне от 3,75 см (2,5 дюйма) до 1,25 см (0,5 дюйма). Поэтому, если блоки «Описание действия» или «Реплика героя» начинаются в 3,75 см от нижнего края страницы и вам не хватает места, чтобы уместить их на странице целиком, можете смело начинать их на следующей странице. </text:p>
      <text:h text:style-name="Heading_20_1" text:outline-level="1"/>
      <text:h text:style-name="P50" text:outline-level="1"/>
      <text:p text:style-name="P4"/>
      <text:h text:style-name="P51" text:outline-level="1"><text:bookmark-start text:name="__RefHeading__36_96932691"/><text:bookmark text:name="_БЛОК_«Время_и"/>БЛОК «Время и место действия»<text:bookmark-end text:name="__RefHeading__36_96932691"/></text:h>
      <text:h text:style-name="Heading_20_1" text:outline-level="1"/>
      <text:h text:style-name="Heading_20_2" text:outline-level="2"><text:bookmark-start text:name="_А)_ВСЕГДА_начинается"/><text:bookmark-start text:name="__RefHeading__38_96932691"/><text:span text:style-name="T7">А) ВСЕГДА начинается в 3,75 см (1,5 дюйма) от левого края страницы. Заканчивается в 2,5 см (1 дюйм) от правого края страницы.</text:span><text:bookmark-end text:name="__RefHeading__38_96932691"/></text:h>
      <text:h text:style-name="P53" text:outline-level="2"><text:bookmark-start text:name="__RefHeading__40_96932691"/>Б) ВСЕГДА пишется заглавными буквами.<text:bookmark-end text:name="__RefHeading__40_96932691"/></text:h>
      <text:h text:style-name="P53" text:outline-level="2"><text:bookmark-start text:name="__RefHeading__42_96932691"/>В) ВСЕГДА состоит из трех частей:<text:bookmark-end text:name="__RefHeading__42_96932691"/></text:h>
      <text:list xml:id="list37431151" text:style-name="WW8Num16">
        <text:list-item>
          <text:p text:style-name="P36">Вид места (НАТ. или ИНТ.)</text:p>
        </text:list-item>
        <text:list-item>
          <text:p text:style-name="P36">Название места (КЛУБ или УЛИЦА В НОВОСТРОЙКАХ)</text:p>
        </text:list-item>
        <text:list-item>
          <text:p text:style-name="P36">Время суток (УТРО, ДЕНЬ, ВЕЧЕР, НОЧЬ)</text:p>
        </text:list-item>
      </text:list>
      <text:h text:style-name="Heading_20_2" text:outline-level="2"><text:bookmark-start text:name="__RefHeading__44_96932691"/><text:span text:style-name="T7">Г) ПОСЛЕ блока «Время и место действия» ВСЕГДА идет блок «Описание действия».</text:span><text:bookmark-end text:name="__RefHeading__44_96932691"/></text:h>
      <text:h text:style-name="Heading_20_2" text:outline-level="2"><text:bookmark-start text:name="__RefHeading__46_96932691"/><text:span text:style-name="T7">Д) От блока «Описание действия» блок «Время и место действия» ВСЕГДА отделяется пустой строкой.</text:span><text:bookmark-end text:name="__RefHeading__46_96932691"/></text:h>
      <text:h text:style-name="Heading_20_2" text:outline-level="2"><text:bookmark-start text:name="__RefHeading__48_96932691"/><text:span text:style-name="T7">Е) Блок «Время и место действия» НИКОГДА не пишется в конце страницы. Он либо переносится на другую страницу, либо после него вставляют хотя бы часть блока «Описание действия»</text:span><text:bookmark-end text:name="__RefHeading__48_96932691"/></text:h>
      <text:p text:style-name="P24"/>
      <text:h text:style-name="Heading_20_2" text:outline-level="2"><text:bookmark-start text:name="__RefHeading__50_96932691"/>ОБРАТИТЕ ВНИМАНИЕ<text:bookmark-end text:name="__RefHeading__50_96932691"/></text:h>
      <text:p text:style-name="Text_20_body"/>
      <text:h text:style-name="Heading_20_2" text:outline-level="2"><text:bookmark-start text:name="__RefHeading__52_96932691"/><text:span text:style-name="T7">1.1 <text:s/>БЛОКИ «Время и место действия» НИКОГДА не нумеруются! Нумерация допускается только в режиссерской версии сценария или когда режиссер пишет сценарий сам для себя! Во всех других случаях – никакой нумерации!</text:span><text:bookmark-end text:name="__RefHeading__52_96932691"/></text:h>
      <text:h text:style-name="P53" text:outline-level="2">1.2 Между сокращениями ИНТ., НАТ. и «названием места», между «названием места» и «временем суток» можно ставить тире. Это один из вариантов стандартного оформления.</text:h>
      <text:h text:style-name="P56" text:outline-level="2"><text:span text:style-name="T7">Никаких других знаков препинания, кроме тире, <text:s/>использовать нельзя.</text:span></text:h>
      <text:h text:style-name="Heading_20_2" text:outline-level="2"><text:bookmark-start text:name="__RefHeading__58_96932691"/><text:span text:style-name="T7">1.3 Между сокращениями ИНТ., НАТ. и «названием места», между «названием места» и «временем суток» может быть один, два, три, десять пробелов. Кому как нравится.</text:span><text:bookmark-end text:name="__RefHeading__58_96932691"/></text:h>
      <text:h text:style-name="P53" text:outline-level="2"><text:bookmark-start text:name="__RefHeading__60_96932691"/>1.4 В качестве обозначения «времени действия» допускается использовать слова «ЗАКАТ», «ВОСХОД», «ПОЛНОЧЬ» и т.п., но помните, что все эти слова – отклонение от стандарта. Гораздо лучше и <text:s/>правильнее использовать стандартные «УТРО», «ДЕНЬ», «ВЕЧЕР», «НОЧЬ».<text:bookmark-end text:name="__RefHeading__60_96932691"/></text:h>
      <text:h text:style-name="Heading_20_2" text:outline-level="2"><text:bookmark-start text:name="__RefHeading__62_96932691"/><text:span text:style-name="T7">1.5 Даже если действие на экране жестко привязано к конкретному году, месяцу, дню, часу, в блоке «Время и место действия» все равно указывается только время суток! </text:span><text:bookmark-end text:name="__RefHeading__62_96932691"/></text:h>
      <text:p text:style-name="P4"><text:span text:style-name="T2"/></text:p>
      <text:p text:style-name="P4"/>
      <text:h text:style-name="P51" text:outline-level="1"><text:bookmark-start text:name="__RefHeading__66_96932691"/>БЛОК «Описание действия»<text:bookmark-end text:name="__RefHeading__66_96932691"/></text:h>
      <text:p text:style-name="P4"/>
      <text:h text:style-name="Heading_20_2" text:outline-level="2"><text:bookmark-start text:name="__RefHeading__68_96932691"/><text:span text:style-name="T7">А) ВСЕГДА начинается в 3,75 см (1, 5 дюйма) от левого края страницы. Заканчивается в 2,5 см (1 дюйм) от правого края страницы.</text:span><text:bookmark-end text:name="__RefHeading__68_96932691"/></text:h>
      <text:h text:style-name="Heading_20_2" text:outline-level="2"><text:bookmark-start text:name="__RefHeading__70_96932691"/><text:span text:style-name="T7">Б) ВСЕГДА пишется обычными буквами (исключение – имя персонажа, который появляется впервые).</text:span> <text:bookmark-end text:name="__RefHeading__70_96932691"/></text:h>
      <text:h text:style-name="Heading_20_2" text:outline-level="2"><text:bookmark-start text:name="__RefHeading__72_96932691"/><text:span text:style-name="T7">В) ВСЕГДА содержит описание действия.</text:span><text:bookmark-end text:name="__RefHeading__72_96932691"/></text:h>
      <text:h text:style-name="P53" text:outline-level="2"><text:bookmark-start text:name="__RefHeading__74_96932691"/>Г1) После блока «Описание действия» может идти блок «Время и место действия»:<text:bookmark-end text:name="__RefHeading__74_96932691"/></text:h>
      <text:h text:style-name="Heading_20_2" text:outline-level="2"><text:bookmark-start text:name="__RefHeading__76_96932691"/><text:span text:style-name="T7">Г2) После блока «Описание действия» может идти блок «Описание действия»:</text:span><text:bookmark-end text:name="__RefHeading__76_96932691"/></text:h>
      <text:h text:style-name="Heading_20_2" text:outline-level="2"><text:bookmark-start text:name="__RefHeading__78_96932691"/><text:span text:style-name="T7">Г3) После блока «Описание действия» может идти блок «Имя героя»:</text:span><text:bookmark-end text:name="__RefHeading__78_96932691"/></text:h>
      <text:h text:style-name="P53" text:outline-level="2"><text:bookmark-start text:name="__RefHeading__80_96932691"/>Д1) Блок «Описание действия» от блока «Время и место действия» отделяется пустой строкой.<text:bookmark-end text:name="__RefHeading__80_96932691"/></text:h>
      <text:h text:style-name="Heading_20_2" text:outline-level="2"><text:bookmark-start text:name="__RefHeading__82_96932691"/><text:span text:style-name="T7">Д2)Блок «Описание действия» от другого блока «Описание действия» отделяется пустой строкой.</text:span><text:bookmark-end text:name="__RefHeading__82_96932691"/></text:h>
      <text:h text:style-name="Heading_20_2" text:outline-level="2"><text:bookmark-start text:name="__RefHeading__84_96932691"/><text:span text:style-name="T7">Д3)Блок «Описание действия» от единого блока «Слова героя» отделяется пустой строкой.</text:span><text:bookmark-end text:name="__RefHeading__84_96932691"/></text:h>
      <text:h text:style-name="P53" text:outline-level="2"><text:bookmark-start text:name="__RefHeading__86_96932691"/>Е) Блок «Описание действия» переносится на другую страницу либо по абзацам, либо по правилу «самое интересное впереди».<text:bookmark-end text:name="__RefHeading__86_96932691"/></text:h>
      <text:p text:style-name="P57"><text:bookmark-start text:name="_2.2_Существует_два"/><text:bookmark-start text:name="_Главный_принцип_–"/></text:p>
      <text:h text:style-name="P51" text:outline-level="1"><text:bookmark-start text:name="__RefHeading__112_96932691"/>БЛОК «Имя Героя»<text:bookmark-end text:name="__RefHeading__112_96932691"/></text:h>
      <text:p text:style-name="P4"/>
      <text:h text:style-name="Heading_20_2" text:outline-level="2"><text:bookmark-start text:name="__RefHeading__114_96932691"/><text:span text:style-name="T7">А) ВСЕГДА начинается в 10,5 см (4,2 дюйма) от левого края страницы (эта цифра включает в себя 3,75 см поля страницы и 6,75 см размера Абзаца). Заканчивается в 2,5 см (1 дюйм) от правого края страницы.</text:span><text:bookmark-end text:name="__RefHeading__114_96932691"/></text:h>
      <text:h text:style-name="P53" text:outline-level="2"><text:bookmark-start text:name="__RefHeading__116_96932691"/>Б) ВСЕГДА пишется заглавными буквами.<text:bookmark-end text:name="__RefHeading__116_96932691"/></text:h>
      <text:h text:style-name="Heading_20_2" text:outline-level="2"><text:bookmark-start text:name="__RefHeading__118_96932691"/><text:span text:style-name="T7">В) ВСЕГДА содержит имя героя.</text:span><text:bookmark-end text:name="__RefHeading__118_96932691"/></text:h>
      <text:h text:style-name="Heading_20_2" text:outline-level="2"><text:bookmark-start text:name="__RefHeading__120_96932691"/><text:span text:style-name="T7">Г1) После блока «Имя героя» может идти блок «Реплика героя»</text:span> <text:bookmark-end text:name="__RefHeading__120_96932691"/></text:h>
      <text:h text:style-name="Heading_20_2" text:outline-level="2"><text:bookmark-start text:name="__RefHeading__122_96932691"/><text:span text:style-name="T7">Г2) После блока «Имя героя» может идти блок «Ремарка»</text:span><text:bookmark-end text:name="__RefHeading__122_96932691"/></text:h>
      <text:h text:style-name="Heading_20_2" text:outline-level="2"><text:bookmark-start text:name="__RefHeading__124_96932691"/><text:span text:style-name="T7">Д1)Блок «Имя героя» от блока «Реплика героя» пустой строкой НЕ ОТДЕЛЯЕТСЯ!</text:span><text:bookmark-end text:name="__RefHeading__124_96932691"/></text:h>
      <text:h text:style-name="Heading_20_2" text:outline-level="2"><text:bookmark-start text:name="__RefHeading__126_96932691"/><text:span text:style-name="T7">Д2) Блок «Имя героя» от блока «Ремарка» пустой строкой НЕ ОТДЕЛЯЕТСЯ!</text:span><text:bookmark-end text:name="__RefHeading__126_96932691"/></text:h>
      <text:h text:style-name="P53" text:outline-level="2"><text:bookmark-start text:name="__RefHeading__128_96932691"/>Е) Блок «Имя героя» НИКОГДА не пишется в конце страницы. Он либо переносится на другую страницу, либо после него вставляют хотя бы часть блока «Реплика героя»<text:bookmark-end text:name="__RefHeading__128_96932691"/></text:h>
      <text:p text:style-name="P58"/>
      <text:h text:style-name="P51" text:outline-level="1"><text:bookmark-start text:name="__RefHeading__142_96932691"/><text:bookmark text:name="_Блок_«Реплика_героя»"/>Блок «Реплика героя»<text:bookmark-end text:name="__RefHeading__142_96932691"/></text:h>
      <text:p text:style-name="P8"/>
      <text:h text:style-name="P53" text:outline-level="2"><text:bookmark-start text:name="__RefHeading__144_96932691"/>А) ВСЕГДА начинается в 7,5 см (3 дюйма) от левого края страницы (это цифра включает в себя 3,75 см поля страницы и 3,75 см размера Абзаца). Заканчивается в 6,25 см (2,5 дюйма) от правого края страницы (это цифра включает в себя 2,5 см поля страницы и 3,75 см размера Абзаца).<text:bookmark-end text:name="__RefHeading__144_96932691"/></text:h>
      <text:h text:style-name="Heading_20_2" text:outline-level="2"><text:bookmark-start text:name="__RefHeading__146_96932691"/><text:span text:style-name="T7">Б) ВСЕГДА пишется обычными буквами.</text:span><text:bookmark-end text:name="__RefHeading__146_96932691"/></text:h>
      <text:h text:style-name="Heading_20_2" text:outline-level="2"><text:bookmark-start text:name="__RefHeading__148_96932691"/><text:span text:style-name="T7">В) ВСЕГДА содержит слова, которые произносит герой.</text:span><text:bookmark-end text:name="__RefHeading__148_96932691"/></text:h>
      <text:h text:style-name="Heading_20_2" text:outline-level="2"><text:bookmark-start text:name="__RefHeading__150_96932691"/><text:span text:style-name="T7">Г1) После блока «Реплика героя» может идти блок «Время и место действия»</text:span><text:bookmark-end text:name="__RefHeading__150_96932691"/></text:h>
      <text:h text:style-name="P53" text:outline-level="2"><text:bookmark-start text:name="__RefHeading__152_96932691"/>Г2) После блока «Реплика героя» может идти блок «Описание действия»<text:bookmark-end text:name="__RefHeading__152_96932691"/></text:h>
      <text:h text:style-name="Heading_20_2" text:outline-level="2"><text:bookmark-start text:name="__RefHeading__154_96932691"/><text:span text:style-name="T7">Г3) После блока «Реплика героя» может идти блок «Ремарка»</text:span><text:bookmark-end text:name="__RefHeading__154_96932691"/></text:h>
      <text:h text:style-name="Heading_20_2" text:outline-level="2"><text:bookmark-start text:name="__RefHeading__156_96932691"/><text:span text:style-name="T7">Г4) После блока «Реплика героя» может идти блок «Имя героя»</text:span><text:bookmark-end text:name="__RefHeading__156_96932691"/></text:h>
      <text:h text:style-name="Heading_20_2" text:outline-level="2"><text:bookmark-start text:name="__RefHeading__158_96932691"/><text:span text:style-name="T7">Д1)Блок «Реплика героя» от блока «Время и место действия» отделяется пустой строкой.</text:span><text:bookmark-end text:name="__RefHeading__158_96932691"/></text:h>
      <text:h text:style-name="Heading_20_2" text:outline-level="2"><text:bookmark-start text:name="__RefHeading__160_96932691"/><text:span text:style-name="T7">Д2)Блок «Реплика героя» от блока «Описание действия» отделяется пустой строкой.</text:span><text:bookmark-end text:name="__RefHeading__160_96932691"/></text:h>
      <text:h text:style-name="Heading_20_2" text:outline-level="2"><text:bookmark-start text:name="__RefHeading__162_96932691"/><text:span text:style-name="T7">Д3) Блок «Реплика героя» от блока «Ремарка» пустой строкой НЕ ОТДЕЛЯЕТСЯ!</text:span><text:bookmark-end text:name="__RefHeading__162_96932691"/></text:h>
      <text:h text:style-name="Heading_20_2" text:outline-level="2"><text:bookmark-start text:name="__RefHeading__164_96932691"/><text:span text:style-name="T7">Д4)Блок «Реплика героя» от блока «Имя героя» отделяется пустой строкой.</text:span><text:bookmark-end text:name="__RefHeading__164_96932691"/></text:h>
      <text:h text:style-name="Heading_20_2" text:outline-level="2"><text:bookmark-start text:name="__RefHeading__166_96932691"/><text:span text:style-name="T7">Е) Существует три варианта переноса блока «Реплика героя» на другую страницу:</text:span><text:bookmark-end text:name="__RefHeading__166_96932691"/></text:h>
      <text:h text:style-name="Heading_20_2" text:outline-level="2"><text:bookmark-start text:name="__RefHeading__168_96932691"/><text:span text:style-name="T7">Е1) Если блок «Реплика героя» не влезает на страницу целиком, то можно в конце страницы написать слово «ДАЛЬШЕ», оформить его по правилам блока «Ремарка», а на следующей странице снова написать имя героя и рядом в скобках сокращение (ПРОД.) - продолжение. После чего дописать реплику героя. При этом разрывать реплику подобным образом можно, только если: а) на предыдущей странице остается как минимум две строки диалога и б) предложение не будет разорвано посередине.</text:span><text:bookmark-end text:name="__RefHeading__168_96932691"/></text:h>
      <text:h text:style-name="Heading_20_2" text:outline-level="2"><text:bookmark-start text:name="__RefHeading__170_96932691"/><text:span text:style-name="T7">Е2) Если блок «Реплика героя» не влезает на страницу целиком, то ее можно разбить на несколько смысловых кусков, перемежая блоками «Описание действия». То есть писать сценарий так, чтобы блоки «Реплика героя» всегда влезали на страницу. </text:span><text:bookmark-end text:name="__RefHeading__170_96932691"/></text:h>
      <text:h text:style-name="Heading_20_2" text:outline-level="2"><text:bookmark-start text:name="__RefHeading__172_96932691"/><text:span text:style-name="T7">Е3) Если блок «Реплика героя» не влезает на страницу, то его можно перенести на другую страницу целиком, при условии, что соблюдается правило «Нижней границы страницы». </text:span><text:bookmark-end text:name="__RefHeading__172_96932691"/></text:h>
      <text:p text:style-name="P57"/>
      <text:h text:style-name="P51" text:outline-level="1"><text:bookmark-start text:name="__RefHeading__184_96932691"/>БЛОК «Ремарка»<text:bookmark-end text:name="__RefHeading__184_96932691"/></text:h>
      <text:p text:style-name="P8"/>
      <text:h text:style-name="P53" text:outline-level="2"><text:bookmark-start text:name="__RefHeading__186_96932691"/>А) ВСЕГДА начинается в 9,25 см (3,7 дюйма) от левого края страницы (эта цифра включает в себя 3,75 см поля страницы и 5,5 см размера Абзаца). Заканчивается в 6,25 см (2,5 дюйма) от правого края страницы (эта цифра включает в себя 2,5 см поля страницы и 4,5 см размера Абзаца).<text:bookmark-end text:name="__RefHeading__186_96932691"/></text:h>
      <text:h text:style-name="Heading_20_2" text:outline-level="2"><text:bookmark-start text:name="__RefHeading__188_96932691"/><text:span text:style-name="T7">Б) ВСЕГДА пишется в скобках и обычными буквами.</text:span><text:bookmark-end text:name="__RefHeading__188_96932691"/></text:h>
      <text:h text:style-name="Heading_20_2" text:outline-level="2"><text:bookmark-start text:name="__RefHeading__190_96932691"/><text:bookmark text:name="_---------------------------------------"/><text:span text:style-name="T7">В1) Может содержать имя героя, к которому обращена реплика.</text:span><text:bookmark-end text:name="__RefHeading__190_96932691"/></text:h>
      <text:h text:style-name="Heading_20_2" text:outline-level="2"><text:bookmark-start text:name="_В2)_Может_содержать"/><text:bookmark-start text:name="__RefHeading__192_96932691"/><text:span text:style-name="T7">В2) Может содержать разъяснения актерам, как произносится реплика.</text:span><text:bookmark-end text:name="__RefHeading__192_96932691"/></text:h>
      <text:h text:style-name="P53" text:outline-level="2"><text:bookmark-start text:name="__RefHeading__194_96932691"/>В3) Может содержать описание действия, которое выполняет герой.<text:bookmark-end text:name="__RefHeading__194_96932691"/></text:h>
      <text:h text:style-name="P53" text:outline-level="2"><text:bookmark-start text:name="__RefHeading__196_96932691"/>Г) После блока «Ремарка» может идти ТОЛЬКО блок «Реплика героя»:<text:bookmark-end text:name="__RefHeading__196_96932691"/></text:h>
      <text:h text:style-name="Heading_20_2" text:outline-level="2"><text:bookmark-start text:name="__RefHeading__198_96932691"/><text:span text:style-name="T7">Д) Блок «Ремарка» от блока «Реплика героя» пустой строкой НЕ ОТДЕЛЯЕТСЯ!</text:span><text:bookmark-end text:name="__RefHeading__198_96932691"/></text:h>
      <text:h text:style-name="P53" text:outline-level="2"><text:bookmark-start text:name="__RefHeading__200_96932691"/>Е1) Если блок «Ремарка» идет сразу за блоком «Имя героя», то он переносится на следующую страницу по правилам блока «Имя героя».<text:bookmark-end text:name="__RefHeading__200_96932691"/></text:h>
      <text:h text:style-name="Heading_20_2" text:outline-level="2"><text:bookmark-start text:name="__RefHeading__202_96932691"/><text:span text:style-name="T7">Е2) Если за блоком «Ремарка» следует блок «Реплика героя», то блок «Ремарка» переносится на другую страницу вместе с блоком «Реплика героя». В конце страницы блок «Ремарка» никогда не пишется. </text:span><text:bookmark-end text:name="__RefHeading__202_96932691"/></text:h>
      <text:p text:style-name="Standard"/>
      <text:h text:style-name="P51" text:outline-level="1"><text:bookmark-start text:name="__RefHeading__216_96932691"/>БЛОК «Титр» (надпись на экране)<text:bookmark-end text:name="__RefHeading__216_96932691"/></text:h>
      <text:h text:style-name="Heading_20_2" text:outline-level="2"><text:span text:style-name="T7">А) Слово «ТИТР:» выравнивается по левому краю страницы, текст самой надписи оформляется: после слова «ТИТР:» делается пустая строка, надпись форматируется как ремарка, но без скобок и с заглавной буквы.</text:span></text:h>
      <text:h text:style-name="P53" text:outline-level="2"><text:bookmark-start text:name="__RefHeading__226_96932691"/>Б) Пишется обычными буквами без скобок<text:bookmark-end text:name="__RefHeading__226_96932691"/></text:h>
      <text:h text:style-name="Heading_20_2" text:outline-level="2"><text:bookmark-start text:name="__RefHeading__228_96932691"/><text:span text:style-name="T7">В) ВСЕГДА состоит из двух частей:</text:span><text:bookmark-end text:name="__RefHeading__228_96932691"/></text:h>
      <text:list xml:id="list453347815" text:style-name="WW8Num31">
        <text:list-item>
          <text:p text:style-name="P38">Объявление надписи (ТИТР:) </text:p>
        </text:list-item>
        <text:list-item>
          <text:p text:style-name="P38">Надпись (Штаб-квартира ФСБ или 15 сентября 2003 года) </text:p>
        </text:list-item>
      </text:list>
      <text:h text:style-name="Heading_20_2" text:outline-level="2"><text:bookmark-start text:name="__RefHeading__230_96932691"/><text:span text:style-name="T7">Г1) После блока «ТИТР» может идти блок «Имя героя».</text:span><text:bookmark-end text:name="__RefHeading__230_96932691"/></text:h>
      <text:h text:style-name="Heading_20_2" text:outline-level="2"><text:bookmark-start text:name="__RefHeading__232_96932691"/><text:span text:style-name="T7">Г2) После блока «ТИТР» может идти блок «Описание действия».</text:span><text:bookmark-end text:name="__RefHeading__232_96932691"/></text:h>
      <text:h text:style-name="Heading_20_2" text:outline-level="2"><text:bookmark-start text:name="__RefHeading__234_96932691"/><text:span text:style-name="T7">Д1) Блок «ТИТР» от блока «Имя героя» отделяется пустой строкой.</text:span><text:bookmark-end text:name="__RefHeading__234_96932691"/></text:h>
      <text:h text:style-name="Heading_20_2" text:outline-level="2"><text:bookmark-start text:name="__RefHeading__236_96932691"/><text:span text:style-name="T7">Д2) Блок «ТИТР» от блока «Время и место действия» отделяется пустой строкой.</text:span><text:bookmark-end text:name="__RefHeading__236_96932691"/></text:h>
      <text:h text:style-name="Heading_20_2" text:outline-level="2"><text:bookmark-start text:name="__RefHeading__238_96932691"/><text:span text:style-name="T7">Е) Блок «ТИТР» переносится на другую страницу полностью.</text:span><text:bookmark-end text:name="__RefHeading__238_96932691"/></text:h>
      <text:p text:style-name="P57"><text:bookmark-end text:name="_ШАБЛОН_РАЗМЕТКИ"/><text:bookmark-end text:name="_А)_ВСЕГДА_начинается"/><text:bookmark-end text:name="_2.2_Существует_два"/><text:bookmark-end text:name="_Главный_принцип_–"/><text:bookmark-end text:name="_В2)_Может_содерж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text-properties style:font-name="Courier New" fo:font-weight="bold" style:font-weight-asian="bold" style:font-name-complex="Courier New"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weight="bold" style:font-weight-asian="bold" style:font-name-complex="Courier New"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weight="bold" style:font-weight-asian="bold" style:font-name-complex="Courier New"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Quotations" style:family="paragraph" style:parent-style-name="Standard" style:class="html">
      <style:paragraph-properties fo:margin="100%" fo:margin-left="3.75cm" fo:margin-right="3.75cm" fo:margin-top="0cm" fo:margin-bottom="0cm" fo:text-indent="0cm" style:auto-text-indent="false"/>
      <style:text-properties style:font-name="Courier New" style:font-name-complex="Courier New"/>
    </style:style>
    <style:style style:name="r" style:family="paragraph" style:parent-style-name="Standard">
      <style:paragraph-properties fo:margin="100%" fo:margin-left="0.706cm" fo:margin-right="0.706cm" fo:margin-top="0.494cm" fo:margin-bottom="0.494cm" style:line-height-at-least="0.459cm" fo:text-indent="0cm" style:auto-text-indent="false"/>
      <style:text-properties fo:color="#441515" style:font-name="Arial Unicode MS" fo:font-size="11pt" style:font-name-asian="Arial Unicode MS" style:font-size-asian="11pt" style:font-name-complex="Arial Unicode MS" style:font-size-complex="11pt"/>
    </style:style>
    <style:style style:name="n" style:family="paragraph" style:parent-style-name="Standard">
      <style:paragraph-properties fo:margin-top="0.353cm" fo:margin-bottom="0.494cm" fo:text-align="center" style:justify-single-word="false"/>
      <style:text-properties fo:color="#202040" style:font-name="Arial Unicode MS" fo:font-weight="bold" style:font-name-asian="Arial Unicode MS" style:font-weight-asian="bold" style:font-name-complex="Arial Unicode MS" style:font-weight-complex="bold"/>
    </style:style>
    <style:style style:name="h" style:family="paragraph" style:parent-style-name="Standard">
      <style:paragraph-properties fo:margin-top="0.494cm" fo:margin-bottom="0.882cm" fo:text-align="center" style:justify-single-word="false"/>
      <style:text-properties fo:color="#000000" style:font-name="Arial Unicode MS" fo:font-size="15pt" style:font-name-asian="Arial Unicode MS" style:font-size-asian="15pt" style:font-name-complex="Arial Unicode MS" style:font-size-complex="15pt"/>
    </style:style>
    <style:style style:name="t" style:family="paragraph" style:parent-style-name="Standard">
      <style:paragraph-properties fo:margin="100%" fo:margin-left="0cm" fo:margin-right="0cm" fo:margin-top="0.529cm" fo:margin-bottom="0.529cm" fo:text-indent="0.706cm" style:auto-text-indent="false"/>
      <style:text-properties fo:color="#503030" style:font-name="Arial Unicode MS" style:font-name-asian="Arial Unicode MS" style:font-name-complex="Arial Unicode MS"/>
    </style:style>
    <style:style style:name="m" style:family="paragraph" style:parent-style-name="Standard">
      <style:paragraph-properties fo:margin-top="0.494cm" fo:margin-bottom="0cm" fo:text-align="center" style:justify-single-word="false"/>
      <style:text-properties fo:color="#503030" style:font-name="Arial Unicode MS" fo:font-size="10pt" style:font-name-asian="Arial Unicode MS" style:font-size-asian="10pt" style:font-name-complex="Arial Unicode MS" style:font-size-complex="10pt"/>
    </style:style>
    <style:style style:name="Основной_20_текст_20_2" style:display-name="Основной текст 2" style:family="paragraph" style:parent-style-name="Standard">
      <style:paragraph-properties fo:text-align="center" style:justify-single-word="false"/>
      <style:text-properties style:font-name="Courier New" style:font-name-complex="Courier New"/>
    </style:style>
    <style:style style:name="Text_20_body_20_indent" style:display-name="Text body indent" style:family="paragraph" style:parent-style-name="Standard" style:class="text">
      <style:paragraph-properties fo:margin="100%" fo:margin-left="0.212cm" fo:margin-right="0cm" fo:margin-top="0cm" fo:margin-bottom="0cm" fo:text-align="justify" style:justify-single-word="false" fo:orphans="0" fo:widows="0" fo:text-indent="1cm" style:auto-text-indent="false" style:text-autospace="none"/>
      <style:text-properties style:font-name="Arial" fo:font-size="10pt" style:font-size-asian="10pt" style:font-name-complex="Arial" style:font-size-complex="10pt"/>
    </style:style>
    <style:style style:name="Contents_20_1" style:display-name="Contents 1" style:family="paragraph" style:parent-style-name="Standard" style:next-style-name="Standard" style:class="index">
      <style:paragraph-properties fo:text-align="end" style:justify-single-word="false">
        <style:tab-stops>
          <style:tab-stop style:position="14.732cm" style:type="right" style:leader-style="dotted" style:leader-text="."/>
        </style:tab-stops>
      </style:paragraph-properties>
      <style:text-properties style:font-name="Courier New" fo:language="zxx" fo:country="none" style:language-asian="zxx" style:country-asian="none" style:font-name-complex="Courier New"/>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style:font-name="Courier New" style:font-name-complex="Courier New"/>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Index_20_2" style:display-name="Index 2" style:family="paragraph" style:parent-style-name="Standard" style:next-style-name="Standard" style:class="index">
      <style:paragraph-properties fo:margin="100%" fo:margin-left="0.847cm" fo:margin-right="0cm" fo:margin-top="0cm" fo:margin-bottom="0cm" fo:text-indent="-0.423cm" style:auto-text-indent="false"/>
    </style:style>
    <style:style style:name="Заголовок_20_таблицы_20_ссылок" style:display-name="Заголовок таблицы ссылок"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100%" fo:margin-left="0.423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fo:text-indent="-0.423cm" style:auto-text-indent="false"/>
    </style:style>
    <style:style style:name="Указатель_20_4" style:display-name="Указатель 4" style:family="paragraph" style:parent-style-name="Standard" style:next-style-name="Standard">
      <style:paragraph-properties fo:margin="100%" fo:margin-left="1.693cm" fo:margin-right="0cm" fo:margin-top="0cm" fo:margin-bottom="0cm" fo:text-indent="-0.423cm" style:auto-text-indent="false"/>
    </style:style>
    <style:style style:name="Указатель_20_5" style:display-name="Указатель 5" style:family="paragraph" style:parent-style-name="Standard" style:next-style-name="Standard">
      <style:paragraph-properties fo:margin="100%" fo:margin-left="2.117cm" fo:margin-right="0cm" fo:margin-top="0cm" fo:margin-bottom="0cm" fo:text-indent="-0.423cm" style:auto-text-indent="false"/>
    </style:style>
    <style:style style:name="Указатель_20_6" style:display-name="Указатель 6" style:family="paragraph" style:parent-style-name="Standard" style:next-style-name="Standard">
      <style:paragraph-properties fo:margin="100%" fo:margin-left="2.54cm" fo:margin-right="0cm" fo:margin-top="0cm" fo:margin-bottom="0cm" fo:text-indent="-0.423cm" style:auto-text-indent="false"/>
    </style:style>
    <style:style style:name="Указатель_20_7" style:display-name="Указатель 7" style:family="paragraph" style:parent-style-name="Standard" style:next-style-name="Standard">
      <style:paragraph-properties fo:margin="100%" fo:margin-left="2.963cm" fo:margin-right="0cm" fo:margin-top="0cm" fo:margin-bottom="0cm" fo:text-indent="-0.423cm" style:auto-text-indent="false"/>
    </style:style>
    <style:style style:name="Указатель_20_8" style:display-name="Указатель 8" style:family="paragraph" style:parent-style-name="Standard" style:next-style-name="Standard">
      <style:paragraph-properties fo:margin="100%" fo:margin-left="3.387cm" fo:margin-right="0cm" fo:margin-top="0cm" fo:margin-bottom="0cm" fo:text-indent="-0.423cm" style:auto-text-indent="false"/>
    </style:style>
    <style:style style:name="Указатель_20_9" style:display-name="Указатель 9" style:family="paragraph" style:parent-style-name="Standard" style:next-style-name="Standard">
      <style:paragraph-properties fo:margin="100%" fo:margin-left="3.81cm" fo:margin-right="0cm" fo:margin-top="0cm" fo:margin-bottom="0cm" fo:text-indent="-0.423cm" style:auto-text-indent="false"/>
    </style:style>
    <style:style style:name="Index_20_Heading" style:display-name="Index Heading" style:family="paragraph" style:parent-style-name="Standard" style:next-style-name="Index_20_1" style:class="index"/>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WW8Num15z1" style:family="text">
      <style:text-properties style:font-name="Symbol" style:font-name-asian="Times New Roman" style:font-name-complex="Times New Roman"/>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7z0" style:family="text">
      <style:text-properties fo:language="en" fo:country="US"/>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Page_20_Number" style:display-name="Page Number" style:family="text" style:parent-style-name="Основной_20_шрифт_20_абзаца"/>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0"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1.303cm" fo:text-indent="-3.81cm" fo:margin-left="11.303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1.032cm" fo:text-indent="-1.032cm" fo:margin-left="1.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format="1" text:start-value="2">
        <style:list-level-properties text:list-level-position-and-space-mode="label-alignment">
          <style:list-level-label-alignment text:label-followed-by="listtab" text:list-tab-stop-position="0.767cm" fo:text-indent="-0.767cm" fo:margin-left="0.76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402cm"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style style:name="MP2" style:family="paragraph" style:parent-style-name="Header">
      <style:paragraph-properties fo:text-align="end" style:justify-single-word="false"/>
    </style:style>
    <style:style style:name="MP3"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586cm" fo:margin-bottom="1.251cm" fo:margin-left="3.75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15cm" fo:margin-left="0cm" fo:margin-right="0cm" fo:margin-bottom="0.817cm" style:dynamic-spacing="true"/>
      </style:header-style>
      <style:footer-style/>
    </style:page-layout>
    <style:page-layout style:name="Mpm2">
      <style:page-layout-properties fo:page-width="21.001cm" fo:page-height="29.7cm" style:num-format="1" style:print-orientation="portrait" fo:margin-top="2.501cm" fo:margin-bottom="1.251cm" fo:margin-left="3.75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Врезка1" text:anchor-type="paragraph" svg:x="5.022cm" svg:y="-0.34cm" draw:z-index="6"><draw:text-box fo:min-height="0.37cm" fo:min-width="0.041cm"><text:p text:style-name="MP2"><text:span text:style-name="Page_20_Number"><text:page-number text:select-page="current">8</text:page-number></text:span></text:p><text:p text:style-name="MP3"><text:span text:style-name="Page_20_Number"/></text:p></draw:text-box></draw:frame><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Как правильно установить разметку текста для сценариев</dc:title>
    <meta:initial-creator>Ольга Смирнова</meta:initial-creator>
    <meta:creation-date>2004-12-10T13:30:00</meta:creation-date>
    <dc:date>2014-01-29T11:32:57</dc:date>
    <meta:print-date>2004-12-02T19:07:00</meta:print-date>
    <meta:editing-cycles>46</meta:editing-cycles>
    <meta:editing-duration>PT3H5M</meta:editing-duration>
    <meta:generator>LibreOffice/3.5$Linux_X86_64 LibreOffice_project/350m1$Build-2</meta:generator>
    <meta:document-statistic meta:table-count="0" meta:image-count="0" meta:object-count="0" meta:page-count="8" meta:paragraph-count="98" meta:word-count="1350" meta:character-count="8687" meta:non-whitespace-character-count="7433"/>
    <meta:user-defined meta:name="Поле 1"/>
    <meta:user-defined meta:name="Поле 2"/>
    <meta:user-defined meta:name="Поле 3"/>
    <meta:user-defined meta:name="Поле 4"/>
  </office:meta>
</office:document-meta>
</file>